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5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82b083"/>
    </style:style>
    <style:style style:name="P6" style:family="paragraph" style:parent-style-name="Text_20_body">
      <style:paragraph-properties fo:margin-left="0in" fo:margin-right="0in" fo:margin-top="0.0799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8" style:family="paragraph" style:parent-style-name="Heading_20_3">
      <style:paragraph-properties fo:margin-top="0in" fo:margin-bottom="0in" loext:contextual-spacing="false" fo:line-height="120%" style:writing-mode="lr-tb"/>
      <style:text-properties officeooo:paragraph-rsid="0082b083"/>
    </style:style>
    <style:style style:name="P9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0" style:family="paragraph" style:parent-style-name="Heading_20_2">
      <style:paragraph-properties fo:margin-top="0.139in" fo:margin-bottom="0in" loext:contextual-spacing="false" fo:line-height="100%" style:writing-mode="lr-tb"/>
      <style:text-properties officeooo:paragraph-rsid="0082b083"/>
    </style:style>
    <style:style style:name="P11" style:family="paragraph" style:parent-style-name="Heading_20_2">
      <style:paragraph-properties fo:margin-top="0.139in" fo:margin-bottom="0in" loext:contextual-spacing="false" fo:line-height="100%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82b083" style:font-size-asian="9pt" style:font-style-asian="normal" style:font-weight-asian="normal" style:font-name-complex="Lato" style:font-size-complex="9pt"/>
    </style:style>
    <style:style style:name="P12" style:family="paragraph" style:parent-style-name="Heading_20_1">
      <style:paragraph-properties fo:margin-top="0.222in" fo:margin-bottom="0in" loext:contextual-spacing="false" fo:line-height="120%" style:writing-mode="lr-tb"/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officeooo:paragraph-rsid="0082b083" style:font-size-asian="11.5pt" style:font-style-asian="normal" style:font-weight-asian="bold" style:font-name-complex="Playfair Display"/>
    </style:style>
    <style:style style:name="P13" style:family="paragraph" style:parent-style-name="Heading_20_1">
      <style:paragraph-properties fo:margin-top="0.222in" fo:margin-bottom="0in" loext:contextual-spacing="false" fo:line-height="120%" style:writing-mode="lr-tb"/>
      <style:text-properties officeooo:paragraph-rsid="0082b083"/>
    </style:style>
    <style:style style:name="P14" style:family="paragraph" style:parent-style-name="Heading_20_3">
      <style:paragraph-properties fo:margin-top="0.1402in" fo:margin-bottom="0in" loext:contextual-spacing="false" fo:line-height="120%" style:writing-mode="lr-tb"/>
      <style:text-properties officeooo:paragraph-rsid="0082b083"/>
    </style:style>
    <style:style style:name="P15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6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style:text-line-through-style="none" style:text-line-through-type="none" style:font-name="Arial Black" fo:font-size="15pt" fo:font-style="normal" style:text-underline-style="none" fo:font-weight="bold" officeooo:rsid="00610904" style:text-blinking="false" fo:background-color="transparent" style:font-name-asian="Arial Unicode MS" style:font-size-asian="15pt" style:font-weight-asian="bold" style:font-name-complex="Arial Unicode MS" style:font-size-complex="15pt" style:font-weight-complex="bold"/>
    </style:style>
    <style:style style:name="P17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18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19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78aa8"/>
    </style:style>
    <style:style style:name="P20" style:family="paragraph" style:parent-style-name="Text_20_body" style:list-style-name="WW8Num3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1" style:family="paragraph" style:parent-style-name="Text_20_body" style:list-style-name="WW8Num6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2" style:family="paragraph" style:parent-style-name="Text_20_body" style:list-style-name="WW8Num7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3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4" style:family="paragraph" style:parent-style-name="Text_20_body" style:list-style-name="WW8Num4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5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26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847746" officeooo:paragraph-rsid="00847746"/>
    </style:style>
    <style:style style:name="P27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8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29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0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1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2" style:family="paragraph" style:parent-style-name="Text_20_body" style:list-style-name="WW8Num6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93b41"/>
    </style:style>
    <style:style style:name="P33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4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5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6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officeooo:paragraph-rsid="0085d8a7" style:font-size-asian="10pt" style:font-style-asian="normal" style:font-weight-asian="normal" style:font-name-complex="Lato" style:font-size-complex="10pt"/>
    </style:style>
    <style:style style:name="P37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38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officeooo:paragraph-rsid="00878aa8" style:font-size-asian="10pt" style:font-style-asian="normal" style:font-weight-asian="normal" style:font-name-complex="Lato" style:font-size-complex="10pt" style:font-style-complex="normal"/>
    </style:style>
    <style:style style:name="P39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P40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959673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c5882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style:font-size-asian="10pt" style:font-style-asian="normal" style:font-weight-asian="normal" style:font-name-complex="Lato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style:font-size-asian="10pt" style:font-style-asian="normal" style:font-weight-asian="normal" style:font-name-complex="Lato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style:font-size-asian="10pt" style:font-style-asian="normal" style:font-weight-asian="normal" style:font-name-complex="Lato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0a4de" style:font-size-asian="10pt" style:font-style-asian="normal" style:font-weight-asian="normal" style:font-name-complex="Lato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16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font-size-asian="10pt" style:font-style-asian="normal" style:font-weight-asian="bold" style:font-name-complex="Playfair Display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8f7290" style:font-name-asian="Arial Unicode MS" style:font-size-asian="10pt" style:font-style-asian="normal" style:font-weight-asian="bold" style:font-name-complex="Playfair Display" style:font-size-complex="10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normal" style:font-size-asian="10pt" style:font-style-asian="normal" style:font-weight-asian="normal" style:font-name-complex="Playfair Display" style:font-size-complex="10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font-size-asian="10pt" style:font-style-asian="italic" style:font-weight-asian="normal" style:font-name-complex="Playfair Display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82b083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/>
    </style:style>
    <style:style style:name="T23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bold" style:font-size-asian="9pt" style:font-style-asian="italic" style:font-weight-asian="bold" style:font-name-complex="Playfair Display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25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/>
    </style:style>
    <style:style style:name="T26" style:family="text">
      <style:text-properties fo:font-variant="normal" fo:text-transform="none" fo:color="#f75d5d" style:text-line-through-style="none" style:text-line-through-type="none" style:text-underline-style="none" fo:font-weight="normal" style:font-weight-asian="normal"/>
    </style:style>
    <style:style style:name="T27" style:family="text"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28" style:family="text">
      <style:text-properties fo:font-variant="normal" fo:text-transform="none" style:use-window-font-color="true" style:text-line-through-style="none" style:text-line-through-type="none" style:font-name="Lato" fo:font-size="10pt" fo:font-style="normal" style:text-underline-style="none" fo:font-weight="normal" fo:background-color="#ffffff" loext:char-shading-value="0" style:font-size-asian="10pt" style:font-style-asian="normal" style:font-weight-asian="normal" style:font-name-complex="Lato" style:font-size-complex="10pt"/>
    </style:style>
    <style:style style:name="T29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30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name-asian="Arial Unicode MS1" style:font-size-asian="9pt" style:font-style-asian="normal" style:font-weight-asian="normal" style:font-name-complex="Lato" style:font-size-complex="9pt" style:font-weight-complex="bold"/>
    </style:style>
    <style:style style:name="T31" style:family="text">
      <style:text-properties style:font-name="Lucida Grande" officeooo:rsid="001c223e" style:font-name-asian="Lucida Grande" style:font-name-complex="Lucida Grande"/>
    </style:style>
    <style:style style:name="T32" style:family="text">
      <style:text-properties officeooo:rsid="001c223e" style:font-name-asian="Arial Unicode MS" style:font-name-complex="Arial Unicode MS"/>
    </style:style>
    <style:style style:name="T33" style:family="text">
      <style:text-properties fo:font-size="9pt" fo:font-weight="normal" style:font-size-asian="9pt" style:font-size-complex="9pt"/>
    </style:style>
    <style:style style:name="T34" style:family="text">
      <style:text-properties fo:font-size="9pt" fo:font-weight="normal" officeooo:rsid="001d52ef" style:font-size-asian="9pt" style:font-size-complex="9pt"/>
    </style:style>
    <style:style style:name="T35" style:family="text">
      <style:text-properties style:font-name="Arial Black"/>
    </style:style>
    <style:style style:name="T36" style:family="text">
      <style:text-properties style:font-name="Arial Black" officeooo:rsid="00292259"/>
    </style:style>
    <style:style style:name="T37" style:family="text">
      <style:text-properties style:font-name="Arial Black" officeooo:rsid="001c223e" style:font-name-asian="Lucida Grande" style:font-name-complex="Lucida Grande"/>
    </style:style>
    <style:style style:name="T38" style:family="text">
      <style:text-properties style:font-name="Arial Black" officeooo:rsid="001c223e" style:font-name-asian="Arial Unicode MS" style:font-name-complex="Arial Unicode MS"/>
    </style:style>
    <style:style style:name="T39" style:family="text">
      <style:text-properties officeooo:rsid="00757907"/>
    </style:style>
    <style:style style:name="T40" style:family="text">
      <style:text-properties officeooo:rsid="0082b083"/>
    </style:style>
    <style:style style:name="T41" style:family="text">
      <style:text-properties fo:font-weight="normal" style:font-weight-asian="normal"/>
    </style:style>
    <style:style style:name="T42" style:family="text">
      <style:text-properties fo:font-size="10pt" fo:font-weight="normal" style:font-size-asian="10pt" style:font-weight-asian="normal" style:font-size-complex="10pt"/>
    </style:style>
    <style:style style:name="T43" style:family="text">
      <style:text-properties officeooo:rsid="00847746"/>
    </style:style>
    <style:style style:name="T44" style:family="text">
      <style:text-properties officeooo:rsid="0085d8a7"/>
    </style:style>
    <style:style style:name="T45" style:family="text">
      <style:text-properties officeooo:rsid="00878aa8"/>
    </style:style>
    <style:style style:name="T46" style:family="text">
      <style:text-properties officeooo:rsid="00893b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docs-internal-guid-f181235a-b7fe-9cc7-b391-1497db5449f7"/>Greg Sandell</text:p>
      <text:p text:style-name="P1"><text:span text:style-name="T39">Greater </text:span>Los Angeles <text:span text:style-name="T39">area</text:span>, C<text:span text:style-name="T39">alifornia</text:span></text:p>
      <text:p text:style-name="P7"><text:span text:style-name="T35">(</text:span><text:span text:style-name="T36">213</text:span><text:span text:style-name="T35">) </text:span><text:span text:style-name="T36">479-0790</text:span><text:span text:style-name="T35"> <text:s/></text:span><text:span text:style-name="T37">•</text:span><text:span text:style-name="T38"> </text:span><text:span text:style-name="T35"><text:s/></text:span><text:a xlink:type="simple" xlink:href="mailto:GREG.SANDELL@GMAIL.COM" text:style-name="Internet_20_link" text:visited-style-name="Visited_20_Internet_20_Link"><text:span text:style-name="T35">GREG.SANDELL@GMAIL.COM</text:span></text:a> <text:s/><text:span text:style-name="T31">•</text:span><text:span text:style-name="T32"> </text:span><text:s/><text:span text:style-name="T33">Portfolio/</text:span><text:span text:style-name="T34">c</text:span><text:span text:style-name="T33">ode: </text:span><text:a xlink:type="simple" xlink:href="http://gregsandell.com/" text:style-name="Internet_20_link" text:visited-style-name="Visited_20_Internet_20_Link"><text:span text:style-name="T33">gregsandell.com</text:span></text:a></text:p>
      <text:h text:style-name="P3" text:outline-level="1">About Me</text:h>
      <text:p text:style-name="P40"><text:span text:style-name="T2">I a</text:span><text:span text:style-name="T3">m a </text:span><text:span text:style-name="T5">PhD-educated F</text:span><text:span text:style-name="T3">ullstack Software Developer </text:span><text:span text:style-name="T2">w</text:span><text:span text:style-name="T3">ho delivers enterprise </text:span><text:span text:style-name="T4">solutions of high quality and reliability </text:span><text:span text:style-name="T3">to meet the n</text:span><text:span text:style-name="T5">eeds</text:span><text:span text:style-name="T3"> of growing companies. <text:s/>I integrate customer-facing websites with APIs and third party products, and solve challenges with communication between multiple tiers of distributed systems. <text:s/></text:span></text:p>
      <text:p text:style-name="P40"><text:span text:style-name="T3">I have over ten years of software development experience and SME with Javascript frameworks (React, Angular, ExtJs, jQuery, JSP) and HTML5/CSS for addressing the differences between mobiles, tablets and desktop. <text:s/>I have authored the backend of apps when necessary using Node.js/Express or Java servlets to communicate with relational databases via REST APIs, JSON and XML, and deployed them in the AWS cloud with Linux servers instances provisioned myself. </text:span></text:p>
      <text:p text:style-name="P40"><text:span text:style-name="T4">I am also an accomplished classical pianist, electric bass player, and composer.</text:span></text:p>
      <text:h text:style-name="P12" text:outline-level="1">Experience</text:h>
      <text:h text:style-name="P10" text:outline-level="2"><text:span text:style-name="T29">OCT 2017 – </text:span><text:span text:style-name="T30">MAY 2020</text:span></text:h>
      <text:h text:style-name="P8" text:outline-level="3"><text:span text:style-name="T17">Crocs Inc.</text:span><text:span text:style-name="T1"> –</text:span><text:span text:style-name="T22"> </text:span><text:span text:style-name="T20"><text:s/></text:span><text:span text:style-name="T21">Senior Software Developer</text:span></text:h>
      <text:list xml:id="list840514849" text:style-name="WW8Num2">
        <text:list-item>
          <text:p text:style-name="P17"><text:span text:style-name="T8">Web software development</text:span><text:span text:style-name="T6"> for </text:span><text:span text:style-name="T24">crocs.com</text:span><text:span text:style-name="T6"> eCommerce site </text:span><text:span text:style-name="T8">operating in 14 countries, 8 languages and 10 payment processors, </text:span><text:span text:style-name="T6">with $1.2 bil in 2019 sales </text:span></text:p>
        </text:list-item>
        <text:list-item>
          <text:p text:style-name="P17"><text:span text:style-name="T6">Integrate</text:span><text:span text:style-name="T8">d</text:span><text:span text:style-name="T6"> </text:span><text:span text:style-name="T8">platform</text:span><text:span text:style-name="T6"> with third party eCommerce services: PayPal, Givex giftcards, Adyen, CardConnect, Signal Tag Manager, Kount Fraud Manager, Olapic, Narvar, and Adobe Audience Manager analytics</text:span></text:p>
        </text:list-item>
        <text:list-item>
          <text:p text:style-name="P23">Develop<text:span text:style-name="T40">ed</text:span> custom multi-tiered, <text:span text:style-name="T40">distribute</text:span> web applications <text:span text:style-name="T40">for the QA team to run scheduled Automated UI Tests in batches and receive reports. <text:s/>Please see this demo video: <text:s/></text:span><text:a xlink:type="simple" xlink:href="https://bit.ly/2YCvwIJ" text:style-name="Internet_20_link" text:visited-style-name="Visited_20_Internet_20_Link"><text:span text:style-name="T40">https://bit.ly/2YCvwIJ</text:span></text:a></text:p>
        </text:list-item>
        <text:list-item>
          <text:p text:style-name="P26"><text:span text:style-name="T8">W</text:span><text:span text:style-name="T6">rote a custom copy of the </text:span><text:span text:style-name="T15">Firebase</text:span><text:span text:style-name="T6"> pub/sub NoSQL database using WebSockets (employer did not want to buy the product)</text:span></text:p>
        </text:list-item>
        <text:list-item>
          <text:p text:style-name="P17"><text:span text:style-name="T8">S</text:span><text:span text:style-name="T6">olve</text:span><text:span text:style-name="T8">d</text:span><text:span text:style-name="T6"> latency, asynchrony, and race condition issues</text:span></text:p>
        </text:list-item>
        <text:list-item>
          <text:p text:style-name="P17"><text:span text:style-name="T8">Wrote </text:span><text:span text:style-name="T6">CSS queries that work reliably across major mobile and desktop web browsers</text:span></text:p>
        </text:list-item>
        <text:list-item>
          <text:p text:style-name="P23">Provide<text:span text:style-name="T40">d</text:span> Automated UI Test coverage for the eCommerce site including all phases of the purchase lifecycle, shopping cart interaction, product returns, payment processing, user profile and fraud detection. </text:p>
        </text:list-item>
        <text:list-item>
          <text:p text:style-name="P23">Provide training &amp; mentoring to junior develpers on Javascript, Node.js and SFCC; give presentations to to developers and cross-functional teams on React and Automated UI Testing.</text:p>
        </text:list-item>
        <text:list-item>
          <text:p text:style-name="P23">Work with new fulfillment/distribution centers coming online by creating bulk test orders in the SAP Supply chain</text:p>
        </text:list-item>
        <text:list-item>
          <text:p text:style-name="P18"><text:span text:style-name="T8">Tools: <text:s/></text:span><text:span text:style-name="T13">Salesforce Commerce Cloud controllers, web services and .isml’s; </text:span><text:span text:style-name="T8">Node.js, React/Redux, </text:span><text:span text:style-name="T9">ES6 Core Javascript, Git, SourceTree, </text:span><text:span text:style-name="T8">Express, AWS cloud, Sqlite, REST</text:span><text:span text:style-name="T10">, Advanced Rest Client,</text:span><text:span text:style-name="T8">, Ajax, PassportJS <text:s/>token based authentication, pub/sub messaging with WebSockets, Bash, BrowserStack, Selenium, </text:span><text:span text:style-name="T9">internJS, leadfoot, eureQa, </text:span><text:span text:style-name="T8">Bootstrap, Material-UI</text:span></text:p>
        </text:list-item>
      </text:list>
      <text:h text:style-name="P11" text:outline-level="2"><text:soft-page-break/>AUG 2017 – NOV 2017</text:h>
      <text:h text:style-name="P8" text:outline-level="3"><text:span text:style-name="T17">UC Irvine / Trilogy Ed</text:span><text:span text:style-name="T1"> –</text:span><text:span text:style-name="T22"> Part Time </text:span><text:span text:style-name="T20">Course Instructor</text:span></text:h>
      <text:list xml:id="list144343227710675" text:continue-numbering="true" text:style-name="WW8Num2">
        <text:list-item>
          <text:p text:style-name="P23">Instructor for “Fullstack Developer” bootcam</text:p>
        </text:list-item>
        <text:list-item>
          <text:p text:style-name="P25">I have many presentation stacks on topics taught</text:p>
        </text:list-item>
        <text:list-item>
          <text:p text:style-name="P19"><text:span text:style-name="T11">Tools</text:span><text:span text:style-name="T10"> taught: HTML</text:span><text:span text:style-name="T11">5</text:span><text:span text:style-name="T10">, CSS</text:span><text:span text:style-name="T11">3</text:span><text:span text:style-name="T10">, Git, Bootstrap, Javascript, jQuery, Ajax, Firebase, Node.js</text:span></text:p>
        </text:list-item>
      </text:list>
      <text:h text:style-name="P11" text:outline-level="2">APR 2016 – JUNE 2017</text:h>
      <text:h text:style-name="P8" text:outline-level="3"><text:span text:style-name="T17">Ten-X, Irvine, CA</text:span><text:span text:style-name="T1"> </text:span><text:span text:style-name="T22">- </text:span><text:span text:style-name="T20">Sr. Software Engineer</text:span></text:h>
      <text:list xml:id="list144342312626491" text:continue-numbering="true" text:style-name="WW8Num2">
        <text:list-item>
          <text:p text:style-name="P17"><text:span text:style-name="T6">Developed presentation layer and application logic for hosted web application </text:span><text:span text:style-name="T15">auction.com</text:span><text:span text:style-name="T6">, a Real Estate auction transaction platform</text:span></text:p>
        </text:list-item>
        <text:list-item>
          <text:p text:style-name="P17"><text:span text:style-name="T6">Responsible for </text:span><text:span text:style-name="T9">auction.com </text:span><text:span text:style-name="T6">features Search &amp; Discovery, Event Details, Calendar, User prefs and personalization, and Home page</text:span></text:p>
        </text:list-item>
        <text:list-item>
          <text:p text:style-name="P27"><text:span text:style-name="T9">Provided enginnering help to QA team by writing</text:span><text:span text:style-name="T6"> </text:span><text:span text:style-name="T9">UI</text:span><text:span text:style-name="T6"> Automation tests (demo: </text:span><text:a xlink:type="simple" xlink:href="http://bit.ly/2wUjFcS" text:style-name="Internet_20_link" text:visited-style-name="Visited_20_Internet_20_Link"><text:span text:style-name="Internet_20_link"><text:span text:style-name="T6">http://bit.ly/2wUjFcS</text:span></text:span></text:a><text:span text:style-name="T6">)</text:span></text:p>
        </text:list-item>
        <text:list-item>
          <text:p text:style-name="P34">Design and troubleshooting of REST and JSON-based backend, services</text:p>
        </text:list-item>
        <text:list-item>
          <text:p text:style-name="P36">Tools: <text:s/>Node.js, React, Redux, Angular 1.45ES6 core Javascript, <text:span text:style-name="T45">Git, </text:span>Babel, WebPack, <text:span text:style-name="T44">REST, Advanced Rest Client, </text:span>ArcGIS, Python, Selenium, Nightwartch, LaunchDarkly feature flags<text:span text:style-name="T44">, HTML5, CSS3</text:span></text:p>
        </text:list-item>
      </text:list>
      <text:p text:style-name="P2"/>
      <text:h text:style-name="P11" text:outline-level="2">OCT 2015 - MAR 2016</text:h>
      <text:h text:style-name="P8" text:outline-level="3"><text:span text:style-name="T17">John Deere, </text:span><text:span text:style-name="T18">Moline, IL</text:span><text:span text:style-name="T1"> </text:span><text:span text:style-name="T22">- </text:span><text:span text:style-name="T20">Front End Developer Consultant</text:span></text:h>
      <text:list xml:id="list144341789092475" text:continue-numbering="true" text:style-name="WW8Num2">
        <text:list-item>
          <text:p text:style-name="P34">Developed <text:span text:style-name="T43">Front End, middleware and test coverage for</text:span> hosted web application 'Sales Center', a 'build-a-Deere' tool for sales reps</text:p>
        </text:list-item>
        <text:list-item>
          <text:p text:style-name="P27"><text:span text:style-name="T6">Collaborated with Back End team on design and troubleshooting of </text:span><text:span text:style-name="T10">web</text:span><text:span text:style-name="T6">services</text:span></text:p>
        </text:list-item>
        <text:list-item>
          <text:p text:style-name="P36">Tools: <text:s/>Angular 1.4 controllers, views, directives and services; ES5 core Javascript, <text:span text:style-name="T45">Git, REST, Advanced Rest Client, JSON, </text:span>Mocha, Sinon and Chai unit testing<text:span text:style-name="T44">, HTML5, CSS3</text:span></text:p>
        </text:list-item>
      </text:list>
      <text:h text:style-name="P11" text:outline-level="2">NOV 2014 - AUG 2015</text:h>
      <text:h text:style-name="P8" text:outline-level="3"><text:span text:style-name="T17">CyberCoders, Irvine, CA</text:span><text:span text:style-name="T1"> </text:span><text:span text:style-name="T22">- </text:span><text:span text:style-name="T20">Front End Java Developer</text:span></text:h>
      <text:list xml:id="list144342864347667" text:continue-numbering="true" text:style-name="WW8Num2">
        <text:list-item>
          <text:p text:style-name="P17"><text:span text:style-name="T10">Front End Developer</text:span><text:span text:style-name="T6"> for hosted web application 'Compass', a CRM platform for Recruiters.</text:span></text:p>
        </text:list-item>
        <text:list-item>
          <text:p text:style-name="P28"><text:span text:style-name="T10">Tools: <text:s/></text:span><text:span text:style-name="T6">Sencha ExtJS 4.0.7, </text:span><text:span text:style-name="T10">ES5 core </text:span><text:span text:style-name="T6">Javascript, </text:span><text:span text:style-name="T10">Ajax</text:span><text:span text:style-name="T6">, Jasmine </text:span><text:span text:style-name="T10">unit tests</text:span><text:span text:style-name="T6">, jMeter </text:span><text:span text:style-name="T10">stress testing, HTML5, CSS3</text:span></text:p>
        </text:list-item>
      </text:list>
      <text:h text:style-name="P11" text:outline-level="2">NOV 2013 - JUNE 2014</text:h>
      <text:h text:style-name="P8" text:outline-level="3"><text:span text:style-name="T17">Sears Holding Corporation, Chicago, IL</text:span><text:span text:style-name="T1"> </text:span><text:span text:style-name="T22">- </text:span><text:span text:style-name="T20">Developer</text:span></text:h>
      <text:list xml:id="list2277895109" text:style-name="WW8Num3">
        <text:list-item>
          <text:p text:style-name="P20"><text:span text:style-name="T6">Member of Core Mobile </text:span><text:span text:style-name="T10">Front End development </text:span><text:span text:style-name="T6">team supporting mobile version of sears.com </text:span><text:span text:style-name="T10">eC</text:span><text:span text:style-name="T6">ommerce </text:span><text:span text:style-name="T10">platform</text:span><text:span text:style-name="T6"> </text:span></text:p>
        </text:list-item>
        <text:list-item>
          <text:p text:style-name="P29"><text:span text:style-name="T10">Created presentation layer from wireframes, redlines and</text:span><text:span text:style-name="T6"> Photoshop PSDs </text:span><text:span text:style-name="T10">provided by designers</text:span></text:p>
        </text:list-item>
        <text:list-item>
          <text:p text:style-name="P30"><text:span text:style-name="T6">Collaborated with Back End team on design and troubleshooting of </text:span><text:span text:style-name="T10">web</text:span><text:span text:style-name="T6">services</text:span></text:p>
        </text:list-item>
        <text:list-item>
          <text:p text:style-name="P29"><text:span text:style-name="T6">Launched mobile version of new f</text:span><text:span text:style-name="T13">e</text:span><text:span text:style-name="T6">atures </text:span><text:span text:style-name="T15">Shop Your Way</text:span><text:span text:style-name="T6"> (loyalty card) and </text:span><text:span text:style-name="T15">Shop Your Way Max</text:span><text:span text:style-name="T6"> (Sears version of Amazon Prime).</text:span></text:p>
        </text:list-item>
        <text:list-item>
          <text:p text:style-name="P37">Tools: <text:s/>Angular 1.4 controllers, views, and services, REST, Advanced Rest Client, Git</text:p>
        </text:list-item>
      </text:list>
      <text:h text:style-name="P11" text:outline-level="2">AUG 2012 - AUG 2013</text:h>
      <text:h text:style-name="P8" text:outline-level="3"><text:span text:style-name="T17">Pathfinder Software</text:span><text:span text:style-name="T19"> (now </text:span><text:a xlink:type="simple" xlink:href="http://orthogonal.io/" text:style-name="Internet_20_link" text:visited-style-name="Visited_20_Internet_20_Link"><text:span text:style-name="Internet_20_link"><text:span text:style-name="T41">orthogonal.io</text:span></text:span></text:a><text:span text:style-name="T19">)</text:span><text:span text:style-name="T17">, Chicago, IL</text:span><text:span text:style-name="T1"> </text:span><text:span text:style-name="T22">- </text:span><text:span text:style-name="T20">Senior Software Engineer</text:span></text:h>
      <text:list xml:id="list3816460233" text:style-name="WW8Num4">
        <text:list-item>
          <text:p text:style-name="P24">Wrote mobile apps (iPhone, iPad) for medical clients Kimberly-Clark, Haemonetics, and Amer. Assn. of Critical Care Nurses</text:p>
        </text:list-item>
      </text:list>
      <text:list xml:id="list3045202917" text:style-name="WW8Num5">
        <text:list-item>
          <text:p text:style-name="P31"><text:soft-page-break/><text:span text:style-name="T6">Lead developer on iPhone app that was deployed in Apple AppStore (</text:span><text:span text:style-name="T14">AACN Bedside</text:span><text:span text:style-name="T7">)</text:span></text:p>
        </text:list-item>
        <text:list-item>
          <text:p text:style-name="P31"><text:span text:style-name="T6">Lead developer </text:span><text:span text:style-name="T7">for web-based census and demographic data-mining tool </text:span><text:span text:style-name="T6">(</text:span><text:span text:style-name="T15">MetroPulse Chicago</text:span><text:span text:style-name="T6">: <text:s/>demo: </text:span><text:a xlink:type="simple" xlink:href="http://bit.ly/2wU5Yun" text:style-name="Internet_20_link" text:visited-style-name="Visited_20_Internet_20_Link"><text:span text:style-name="Internet_20_link"><text:span text:style-name="T25">http://bit.ly/2wU5Yun</text:span></text:span></text:a><text:span text:style-name="T6">)</text:span></text:p>
        </text:list-item>
        <text:list-item>
          <text:p text:style-name="P31"><text:span text:style-name="T6">Lead developer on an iPad ‘concierge’ app to connect heart patients, their nurses and caregivers (</text:span><text:span text:style-name="T14">ContinuCare)</text:span><text:span text:style-name="T7"> and <text:s/>a blood drive simulation sales tool for the iPad (</text:span><text:span text:style-name="T16">Automated Whole Blood Collector)</text:span></text:p>
        </text:list-item>
        <text:list-item>
          <text:p text:style-name="P38">Tools: <text:s/>hybrid web/iOS AngularJS and jQuery Mobile, Trigger.io, TestFlight, Ruby on Rails, Heroku</text:p>
        </text:list-item>
      </text:list>
      <text:h text:style-name="P11" text:outline-level="2">APR 2010 - AUG 2012</text:h>
      <text:h text:style-name="P8" text:outline-level="3"><text:span text:style-name="T17">Truven Health Analytics, Chicago, IL</text:span><text:span text:style-name="T1"> </text:span><text:span text:style-name="T22">- </text:span><text:span text:style-name="T20">Senior Software Engineer</text:span></text:h>
      <text:list xml:id="list2799189452" text:style-name="WW8Num6">
        <text:list-item>
          <text:p text:style-name="P21"><text:span text:style-name="T6">Developed hosted </text:span><text:span text:style-name="T12">enterprise </text:span><text:span text:style-name="T6">web applications </text:span><text:span text:style-name="T14">CareDiscovery</text:span><text:span text:style-name="T6"> and </text:span><text:span text:style-name="T14">IntegrationDiscovery</text:span><text:span text:style-name="T6">, Business Intelligence and data mining tools for a 4 TB Oracle OLAP Data Warehouse of Hospital Billing data</text:span></text:p>
        </text:list-item>
        <text:list-item>
          <text:p text:style-name="P32"><text:span text:style-name="T12">Tools: </text:span><text:span text:style-name="T6">J2EE, Java 1.4 &amp; 6 Servlets, IBM Websphere Portal 5, Tomcat 6, Glassfish, JSP, jQuery </text:span><text:span text:style-name="T12">and ES5 core </text:span><text:span text:style-name="T6">Javascript, PL/SQL stored procedures</text:span></text:p>
        </text:list-item>
      </text:list>
      <text:h text:style-name="P11" text:outline-level="2">OCT 2008 - MAR 2010</text:h>
      <text:h text:style-name="P8" text:outline-level="3"><text:span text:style-name="T17">iCrossing, Chicago, IL</text:span><text:span text:style-name="T1"> </text:span><text:span text:style-name="T22">- </text:span><text:span text:style-name="T20">Senior Software Engineer</text:span></text:h>
      <text:list xml:id="list3835135507" text:style-name="WW8Num7">
        <text:list-item>
          <text:p text:style-name="P22"><text:span text:style-name="T6">Front End Developer for hosted web application </text:span><text:span text:style-name="T14">Merchantize</text:span><text:span text:style-name="T6">, an Ad Technology tool for managing clients' Paid Search campaigns, keyword purchases and cost-per-click advertising with major search and shopping engines (Google, Yahoo, MSN, NexTag, PriceGrabber)</text:span></text:p>
        </text:list-item>
        <text:list-item>
          <text:p text:style-name="P33"><text:span text:style-name="T6">Consumed streaming XML-based product feeds for clients Sears, The Gap, Hilton, Lands End, LEGO, and Williams Sonoma with </text:span><text:span text:style-name="T12">scheduled</text:span><text:span text:style-name="T6"> processes </text:span></text:p>
        </text:list-item>
        <text:list-item>
          <text:p text:style-name="P35">Wrote PDF reports, cleaned product feeds and resolved data integrity issues, <text:span text:style-name="T46">distinguished between multiple types of character encodings</text:span></text:p>
        </text:list-item>
        <text:list-item>
          <text:p text:style-name="P39">Tools: <text:s/>Java, Bash, Perl, Cron, Apache POI, Mysql</text:p>
        </text:list-item>
      </text:list>
      <text:h text:style-name="P11" text:outline-level="2"><text:soft-page-break/>FEB 2008 - OCT 2008</text:h>
      <text:h text:style-name="P8" text:outline-level="3"><text:span text:style-name="T17">Chicago Tribune, Chicago, IL</text:span><text:span text:style-name="T1"> </text:span><text:span text:style-name="T22">- </text:span><text:span text:style-name="T20">Senior Internet Applications Developer</text:span></text:h>
      <text:h text:style-name="Heading_20_1" text:outline-level="1"><text:span text:style-name="T6">Developed web software and content management behind </text:span><text:span text:style-name="T12">a nationwide family of Tribune</text:span><text:span text:style-name="T6"> newspaper </text:span><text:span text:style-name="T12">holdings</text:span><text:span text:style-name="T6">, radio and television websites </text:span><text:span text:style-name="T12">in Chicago, Los Angeles, Baltimore and Florida</text:span><text:span text:style-name="T6"> </text:span></text:h>
      <text:h text:style-name="Heading_20_1" text:outline-level="1">Created scheduled jobs for sweeping expired database content and JMeter test plans to simulate heavy load on high-profile <text:span text:style-name="T35">chicagotribune.com</text:span> website. </text:h>
      <text:h text:style-name="Heading_20_1" text:outline-level="1">Tools: <text:s/>J2EE, Java 1.5, Java Tag Libraries, Oracle Application Server 10g, Oracle DB 10g, FAST search server, Sun Webserver (iPlanet), TopLink 9.0 web services.</text:h>
      <text:h text:style-name="P12" text:outline-level="1">Education</text:h>
      <text:h text:style-name="P8" text:outline-level="3"><text:span text:style-name="T17">Northwestern University, Evanston, IL</text:span><text:span text:style-name="T23"> – </text:span><text:span text:style-name="T20">PhD Music Theory</text:span></text:h>
      <text:p text:style-name="P5"><text:span text:style-name="T6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Internet_20_link"><text:span text:style-name="T25">http://bit.ly/2wUbFZq</text:span></text:span></text:a></text:p>
      <text:h text:style-name="P14" text:outline-level="3"><text:span text:style-name="T17">Eastman School of Music, Rochester, NY</text:span><text:span text:style-name="T23"> – </text:span><text:span text:style-name="T20">MA Music Theory</text:span></text:h>
      <text:p text:style-name="P5"><text:span text:style-name="T6">Analysis techniques on classical and 20th Century music. Formal computer programming studies. Thesis on Edgard Var</text:span><text:span text:style-name="T28">èse: </text:span><text:a xlink:type="simple" xlink:href="https://bit.ly/3bGS1k4" text:style-name="Internet_20_link" text:visited-style-name="Visited_20_Internet_20_Link"><text:span text:style-name="Internet_20_link"><text:span text:style-name="T42">https://bit.ly/3bGS1k4</text:span></text:span></text:a><text:span text:style-name="T28">.</text:span></text:p>
      <text:h text:style-name="P14" text:outline-level="3"><text:span text:style-name="T17">California State University, Los Angeles, CA</text:span><text:span text:style-name="T23"> – </text:span><text:span text:style-name="T20">BM Piano Performance</text:span></text:h>
      <text:p text:style-name="P4">Performed Junior and Senior recitals, placed in competitions, and performed Beethoven concerto with orchestra.</text:p>
      <text:h text:style-name="P13" text:outline-level="1"><text:span text:style-name="T27">Certifications</text:span><text:span text:style-name="T26"> </text:span></text:h>
      <text:p text:style-name="P15">March 2005: Sun Certified Web Component Developer for J2EE 1.4 (SCWCD)</text:p>
      <text:p text:style-name="P9">Apr 2004: Sun Certified Programmer for the Java 2 Platform 1.4 (SCJP)</text:p>
      <text:h text:style-name="P12" text:outline-level="1">References</text:h>
      <text:p text:style-name="P6">Available on reques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3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4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8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26T14:43:41.538132695</dc:date>
    <meta:editing-duration>P31DT2H39M4S</meta:editing-duration>
    <meta:editing-cycles>81</meta:editing-cycles>
    <meta:generator>LibreOffice/6.3.1.2$MacOSX_X86_64 LibreOffice_project/b79626edf0065ac373bd1df5c28bd630b4424273</meta:generator>
    <meta:print-date>2020-03-06T11:27:47.601830000</meta:print-date>
    <dc:description>Blue Acorn June 2020</dc:description>
    <meta:document-statistic meta:table-count="0" meta:image-count="0" meta:object-count="0" meta:page-count="4" meta:paragraph-count="82" meta:word-count="1177" meta:character-count="8070" meta:non-whitespace-character-count="6976"/>
  </office:meta>
</office:document-meta>
</file>